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2" style:family="table-cell" style:parent-style-name="Default">
      <style:table-cell-properties fo:border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61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2" table:default-cell-style-name="ce8"/>
        <table:table-column table:style-name="co4" table:default-cell-style-name="ce10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GENU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INNOVUS</text:p>
          </table:table-cell>
          <table:covered-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REA(um^2)</text:p>
          </table:table-cell>
          <table:table-cell table:style-name="ce5" office:value-type="string" calcext:value-type="string">
            <text:p>TOTAL POWER(nW)</text:p>
          </table:table-cell>
          <table:table-cell table:style-name="ce5" office:value-type="string" calcext:value-type="string">
            <text:p>AREA(um^2)</text:p>
          </table:table-cell>
          <table:table-cell table:style-name="ce9" office:value-type="string" calcext:value-type="string">
            <text:p>TOTAL POWER (mW)</text:p>
          </table:table-cell>
        </table:table-row>
        <table:table-row table:style-name="ro1">
          <table:table-cell office:value-type="string" calcext:value-type="string">
            <text:p>8x1 MUX</text:p>
          </table:table-cell>
          <table:table-cell office:value-type="float" office:value="48" calcext:value-type="float">
            <text:p>48</text:p>
          </table:table-cell>
          <table:table-cell office:value-type="float" office:value="1762.027" calcext:value-type="float">
            <text:p>1762.027</text:p>
          </table:table-cell>
          <table:table-cell office:value-type="float" office:value="47.6847" calcext:value-type="float">
            <text:p>47.6847</text:p>
          </table:table-cell>
          <table:table-cell office:value-type="float" office:value="0.001541" calcext:value-type="float">
            <text:p>1.54E-03</text:p>
          </table:table-cell>
        </table:table-row>
        <table:table-row table:style-name="ro1">
          <table:table-cell office:value-type="string" calcext:value-type="string">
            <text:p>1x8 DEMUX</text:p>
          </table:table-cell>
          <table:table-cell office:value-type="float" office:value="64" calcext:value-type="float">
            <text:p>64</text:p>
          </table:table-cell>
          <table:table-cell office:value-type="float" office:value="1571.074" calcext:value-type="float">
            <text:p>1571.074</text:p>
          </table:table-cell>
          <table:table-cell office:value-type="float" office:value="63.5796" calcext:value-type="float">
            <text:p>63.5796</text:p>
          </table:table-cell>
          <table:table-cell office:value-type="float" office:value="0.00120307" calcext:value-type="float">
            <text:p>1.20E-03</text:p>
          </table:table-cell>
        </table:table-row>
        <table:table-row table:style-name="ro1">
          <table:table-cell office:value-type="string" calcext:value-type="string">
            <text:p>3x8 DECODER</text:p>
          </table:table-cell>
          <table:table-cell office:value-type="float" office:value="64" calcext:value-type="float">
            <text:p>64</text:p>
          </table:table-cell>
          <table:table-cell office:value-type="float" office:value="1555.803" calcext:value-type="float">
            <text:p>1555.803</text:p>
          </table:table-cell>
          <table:table-cell office:value-type="float" office:value="63.5796" calcext:value-type="float">
            <text:p>63.5796</text:p>
          </table:table-cell>
          <table:table-cell office:value-type="float" office:value="0.00120729" calcext:value-type="float">
            <text:p>1.21E-03</text:p>
          </table:table-cell>
        </table:table-row>
        <table:table-row table:style-name="ro1">
          <table:table-cell office:value-type="string" calcext:value-type="string">
            <text:p>8x3 Priority Encoder</text:p>
          </table:table-cell>
          <table:table-cell office:value-type="float" office:value="60" calcext:value-type="float">
            <text:p>60</text:p>
          </table:table-cell>
          <table:table-cell office:value-type="float" office:value="1650.623" calcext:value-type="float">
            <text:p>1650.623</text:p>
          </table:table-cell>
          <table:table-cell office:value-type="float" office:value="57.5244" calcext:value-type="float">
            <text:p>57.5244</text:p>
          </table:table-cell>
          <table:table-cell office:value-type="float" office:value="0.00125248" calcext:value-type="float">
            <text:p>1.25E-03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**The timing report from innovus conatins all zeros.</text:p>
          </table:table-cell>
          <table:covered-table-cell table:number-columns-repeated="4"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21:20:03.503419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0:50:39.559545183</meta:creation-date>
    <dc:date>2019-09-15T21:38:31.911837162</dc:date>
    <meta:editing-duration>PT16M22S</meta:editing-duration>
    <meta:editing-cycles>8</meta:editing-cycles>
    <meta:generator>LibreOffice/6.0.7.3$Linux_X86_64 LibreOffice_project/00m0$Build-3</meta:generator>
    <meta:document-statistic meta:table-count="1" meta:cell-count="27" meta:object-count="0"/>
  </office:meta>
</office:document-meta>
</file>